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Voltage gain</text:p>
          </table:table-cell>
          <table:table-cell table:style-name="ce3" office:value-type="string" calcext:value-type="string">
            <text:p>35A avg in mV</text:p>
          </table:table-cell>
          <table:table-cell table:style-name="ce3" office:value-type="string" calcext:value-type="string">
            <text:p>V on 1m res in mV</text:p>
          </table:table-cell>
          <table:table-cell table:style-name="ce3" office:value-type="string" calcext:value-type="string">
            <text:p>Calculated current 35A</text:p>
          </table:table-cell>
          <table:table-cell table:style-name="ce3" office:value-type="string" calcext:value-type="string">
            <text:p>Gain35A</text:p>
          </table:table-cell>
          <table:table-cell table:style-name="ce3" table:number-columns-repeated="4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ce7" office:value-type="float" office:value="8.491" calcext:value-type="float">
            <text:p>8.491</text:p>
          </table:table-cell>
          <table:table-cell office:value-type="float" office:value="1629.23773333333" calcext:value-type="float">
            <text:p>1629.23773333333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35.147" calcext:value-type="float">
            <text:p>35.147</text:p>
          </table:table-cell>
          <table:table-cell table:style-name="ce3" office:value-type="float" office:value="0.0215726651064551" calcext:value-type="float">
            <text:p>0.021572665106455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style-name="ce6" office:value-type="float" office:value="8.475" calcext:value-type="float">
            <text:p>8.475</text:p>
          </table:table-cell>
          <table:table-cell office:value-type="float" office:value="1622.37987401575" calcext:value-type="float">
            <text:p>1622.37987401575</text:p>
          </table:table-cell>
          <table:table-cell office:value-type="float" office:value="17.4976666666667" calcext:value-type="float">
            <text:p>17.4976666666667</text:p>
          </table:table-cell>
          <table:table-cell office:value-type="float" office:value="34.9953333333333" calcext:value-type="float">
            <text:p>34.9953333333333</text:p>
          </table:table-cell>
          <table:table-cell table:style-name="ce3" office:value-type="float" office:value="0.0215703694885663" calcext:value-type="float">
            <text:p>0.02157036948856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table:style-name="ce6" office:value-type="float" office:value="8.4475" calcext:value-type="float">
            <text:p>8.4475</text:p>
          </table:table-cell>
          <table:table-cell office:value-type="float" office:value="1619.05415217391" calcext:value-type="float">
            <text:p>1619.05415217391</text:p>
          </table:table-cell>
          <table:table-cell office:value-type="float" office:value="17.5177833333333" calcext:value-type="float">
            <text:p>17.5177833333333</text:p>
          </table:table-cell>
          <table:table-cell office:value-type="float" office:value="35.0355666666667" calcext:value-type="float">
            <text:p>35.0355666666667</text:p>
          </table:table-cell>
          <table:table-cell table:style-name="ce3" office:value-type="float" office:value="0.021639527386792" calcext:value-type="float">
            <text:p>0.021639527386792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ce6" office:value-type="float" office:value="8.4833" calcext:value-type="float">
            <text:p>8.4833</text:p>
          </table:table-cell>
          <table:table-cell office:value-type="float" office:value="1625.638336" calcext:value-type="float">
            <text:p>1625.638336</text:p>
          </table:table-cell>
          <table:table-cell office:value-type="float" office:value="17.47275" calcext:value-type="float">
            <text:p>17.47275</text:p>
          </table:table-cell>
          <table:table-cell office:value-type="float" office:value="34.9455" calcext:value-type="float">
            <text:p>34.9455</text:p>
          </table:table-cell>
          <table:table-cell table:style-name="ce3" office:value-type="float" office:value="0.0214964787838271" calcext:value-type="float">
            <text:p>0.02149647878382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table:style-name="ce6" office:value-type="float" office:value="8.4365" calcext:value-type="float">
            <text:p>8.4365</text:p>
          </table:table-cell>
          <table:table-cell office:value-type="float" office:value="1633.504328125" calcext:value-type="float">
            <text:p>1633.504328125</text:p>
          </table:table-cell>
          <table:table-cell office:value-type="float" office:value="17.5220833333333" calcext:value-type="float">
            <text:p>17.5220833333333</text:p>
          </table:table-cell>
          <table:table-cell office:value-type="float" office:value="35.0441666666667" calcext:value-type="float">
            <text:p>35.0441666666667</text:p>
          </table:table-cell>
          <table:table-cell table:style-name="ce3" office:value-type="float" office:value="0.0214533662772058" calcext:value-type="float">
            <text:p>0.021453366277206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style-name="ce6" office:value-type="float" office:value="8.497" calcext:value-type="float">
            <text:p>8.497</text:p>
          </table:table-cell>
          <table:table-cell office:value-type="float" office:value="1612.32416129032" calcext:value-type="float">
            <text:p>1612.32416129032</text:p>
          </table:table-cell>
          <table:table-cell office:value-type="float" office:value="17.5014666666667" calcext:value-type="float">
            <text:p>17.5014666666667</text:p>
          </table:table-cell>
          <table:table-cell office:value-type="float" office:value="35.0029333333333" calcext:value-type="float">
            <text:p>35.0029333333333</text:p>
          </table:table-cell>
          <table:table-cell table:style-name="ce3" office:value-type="float" office:value="0.0217096128518727" calcext:value-type="float">
            <text:p>0.021709612851873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style-name="ce6" office:value-type="float" office:value="8.4853" calcext:value-type="float">
            <text:p>8.4853</text:p>
          </table:table-cell>
          <table:table-cell office:value-type="float" office:value="1619.59926811594" calcext:value-type="float">
            <text:p>1619.59926811594</text:p>
          </table:table-cell>
          <table:table-cell office:value-type="float" office:value="17.5197" calcext:value-type="float">
            <text:p>17.5197</text:p>
          </table:table-cell>
          <table:table-cell office:value-type="float" office:value="35.0394" calcext:value-type="float">
            <text:p>35.0394</text:p>
          </table:table-cell>
          <table:table-cell table:style-name="ce3" office:value-type="float" office:value="0.0216346109125876" calcext:value-type="float">
            <text:p>0.021634610912588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ce5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style-name="ce6" office:value-type="float" office:value="8.4375" calcext:value-type="float">
            <text:p>8.4375</text:p>
          </table:table-cell>
          <table:table-cell office:value-type="float" office:value="1621.4115988024" calcext:value-type="float">
            <text:p>1621.4115988024</text:p>
          </table:table-cell>
          <table:table-cell office:value-type="float" office:value="17.5000333333333" calcext:value-type="float">
            <text:p>17.5000333333333</text:p>
          </table:table-cell>
          <table:table-cell office:value-type="float" office:value="35.0000666666667" calcext:value-type="float">
            <text:p>35.0000666666667</text:p>
          </table:table-cell>
          <table:table-cell table:style-name="ce3" office:value-type="float" office:value="0.0215861701572373" calcext:value-type="float">
            <text:p>0.021586170157237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ce6" office:value-type="float" office:value="8.47555" calcext:value-type="float">
            <text:p>8.47555</text:p>
          </table:table-cell>
          <table:table-cell office:value-type="float" office:value="1620.60101910828" calcext:value-type="float">
            <text:p>1620.60101910828</text:p>
          </table:table-cell>
          <table:table-cell office:value-type="float" office:value="17.5295666666667" calcext:value-type="float">
            <text:p>17.5295666666667</text:p>
          </table:table-cell>
          <table:table-cell office:value-type="float" office:value="35.0591333333333" calcext:value-type="float">
            <text:p>35.0591333333333</text:p>
          </table:table-cell>
          <table:table-cell table:style-name="ce3" office:value-type="float" office:value="0.0216334143444043" calcext:value-type="float">
            <text:p>0.021633414344404</text:p>
          </table:table-cell>
          <table:table-cell table:number-columns-repeated="3"/>
          <table:table-cell table:style-name="ce3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ce6" office:value-type="float" office:value="8.5153" calcext:value-type="float">
            <text:p>8.5153</text:p>
          </table:table-cell>
          <table:table-cell office:value-type="float" office:value="1625.05512337662" calcext:value-type="float">
            <text:p>1625.05512337662</text:p>
          </table:table-cell>
          <table:table-cell office:value-type="float" office:value="17.5835" calcext:value-type="float">
            <text:p>17.5835</text:p>
          </table:table-cell>
          <table:table-cell office:value-type="float" office:value="35.167" calcext:value-type="float">
            <text:p>35.167</text:p>
          </table:table-cell>
          <table:table-cell table:style-name="ce3" office:value-type="float" office:value="0.0216404966786162" calcext:value-type="float">
            <text:p>0.021640496678616</text:p>
          </table:table-cell>
          <table:table-cell table:number-columns-repeated="3"/>
          <table:table-cell table:style-name="ce3"/>
        </table:table-row>
        <table:table-row table:style-name="ro1" table:number-rows-repeated="35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style-name="ce5"/>
          <table:table-cell table:number-columns-repeated="2"/>
          <table:table-cell table:style-name="ce3"/>
        </table:table-row>
        <table:table-row table:style-name="ro1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table:style-name="ce6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 table:number-rows-repeated="21">
          <table:table-cell table:number-columns-repeated="10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3:04:47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21T13:05:27.360000000</dc:date>
    <meta:editing-duration>P4DT10M46S</meta:editing-duration>
    <meta:editing-cycles>153</meta:editing-cycles>
    <meta:document-statistic meta:table-count="1" meta:cell-count="67" meta:object-count="0"/>
  </office:meta>
</office:document-meta>
</file>